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RequestMatchers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RequestMatchersIntegrationTests.executeAn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RequestMatchersIntegrationTests.tes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RequestMatchersIntegrationTests.testString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